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38.76pt"/>
    </style:style>
    <style:style style:name="co3" style:family="table-column">
      <style:table-column-properties fo:break-before="auto" style:column-width="204.0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101.5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247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ensenet_particle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OPULATE</text:p>
          </table:table-cell>
          <table:table-cell office:value-type="string" calcext:value-type="string">
            <text:p>ordered, unpopulated</text:p>
          </table:table-cell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lin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P_Radial_D10.0mm_P5.00mm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/>
          <table:table-cell table:style-name="ce1"/>
          <table:table-cell office:value-type="string" calcext:value-type="string">
            <text:p>https://www.arrow.com/en/products/ece-a0jn471x/panason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O1</text:p>
          </table:table-cell>
          <table:table-cell office:value-type="string" calcext:value-type="string">
            <text:p>PCB_ar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nanosim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www.tme.eu/cz/details/mx-504520-0691_c/konektory-ke-kartam/molex/504520-0691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64_10x1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TM32F072RBT6</text:p>
          </table:table-cell>
          <table:table-cell office:value-type="string" calcext:value-type="string">
            <text:p><text:a xlink:href="https://www.arrow.com/en/products/stm32f072rbt6/stmicroelectronics" xlink:type="simple">https://www.arrow.com/en/products/stm32f072rbt6/stmicroelectronics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,J2,J3,J4,J21</text:p>
          </table:table-cell>
          <table:table-cell office:value-type="string" calcext:value-type="string">
            <text:p>Pin_Header_Straight_1x01_Pitch1.0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MountingHole_3.2mm_M3_DIN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,L1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uectel_BC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_BC9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" office:value-type="string" calcext:value-type="string">
            <text:p>CHECK</text:p>
          </table:table-cell>
          <table:table-cell office:value-type="string" calcext:value-type="string">
            <text:p>https://www.soselectronic.cz/products/quectel/bc95-b20-bc95-b20hb-02-std-234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10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0578-A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m10578-a2/anteno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1,J18,J19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4,L6,L7,L8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MH1608HL601-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fbmh1608hl601-t/taiyo-yu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Antenna_co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_mini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1,SW3</text:p>
          </table:table-cell>
          <table:table-cell office:value-type="string" calcext:value-type="string">
            <text:p>edge_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7,C25,C1,C4,C5,C6,C7,C8,C9,C12,C20,C21,C23</text:p>
          </table:table-cell>
          <table:table-cell office:value-type="string" calcext:value-type="string">
            <text:p>C_0805_2012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6.3V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0,R1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8,C2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6.3V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6,C27,C29,C22,C24</text:p>
          </table:table-cell>
          <table:table-cell office:value-type="string" calcext:value-type="string">
            <text:p>C_0805_2012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6.3V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SolderWirePad_1x02_P3.81mm_Drill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0,C16,C34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6.3V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1,U6</text:p>
          </table:table-cell>
          <table:table-cell office:value-type="string" calcext:value-type="string">
            <text:p>DFN-8-1EP_4x4mm_P0.8mm_EP2.39x2.21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5915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CP59152MNADJTYG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VS3V3S1UR,11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ttps://www.arrow.com/en/products/ptvs3v3s1ur115/nexper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3,C3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6.3V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6.3V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inSocket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PinSocket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_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DFN-8-1EP_3x2mm_P0.5mm_EP1.75x1.4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CC508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https://www.arrow.com/en/products/atecc608a-mahda-s/microchip-technology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,R8,R9,R23,R27,R28,R29</text:p>
          </table:table-cell>
          <table:table-cell office:value-type="string" calcext:value-type="string">
            <text:p>R_0805_2012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2,R13,R20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31,C32,C33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2,R5,R6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_ss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https://www.arrow.com/en/products/pmeg4010eh115/nexperia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2T3V3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https://www.arrow.com/en/products/sm2t3v3a/stmicroelectronic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co_clasp_6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https://www.arrow.com/en/products/5015680607/mole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_Taiyo-Yuden_NR-5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uH</text:p>
          </table:table-cell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_Taiyo-Yuden_NR-5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uH</text:p>
          </table:table-cell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https://www.arrow.com/en/products/ece-a0jn471x/panasonic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https://www.arrow.com/en/products/ece-a0jn471x/panasonic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other orders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/>
          <table:table-cell office:value-type="string" calcext:value-type="string">
            <text:p>Link</text:p>
          </table:table-cell>
          <table:table-cell office:value-type="string" calcext:value-type="string">
            <text:p>amount per one board: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te antenna check</text:p>
          </table:table-cell>
          <table:table-cell office:value-type="string" calcext:value-type="string">
            <text:p>https://www.arrow.com/en/products/105263-0003/molex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PS antenn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re molex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istance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4:00:01.648140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14:00:10.556553437</dc:date>
    <meta:editing-duration>PT29M14S</meta:editing-duration>
    <meta:editing-cycles>7</meta:editing-cycles>
    <meta:generator>LibreOffice/5.2.7.2$Linux_X86_64 LibreOffice_project/20m0$Build-2</meta:generator>
    <meta:document-statistic meta:table-count="1" meta:cell-count="343" meta:object-count="0"/>
  </office:meta>
</office:document-meta>
</file>